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font-name="Courier" fo:font-size="11pt" fo:font-weight="bold" style:font-size-asian="11pt" style:font-weight-asian="bold" style:font-size-complex="11pt" style:font-weight-complex="bold"/>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ourier" fo:font-size="11pt" fo:font-weight="bold" style:font-size-asian="11pt" style:font-weight-asian="bold" style:font-size-complex="11pt" style:font-weight-complex="bold"/>
    </style:style>
    <style:style style:name="T4" style:family="text">
      <style:text-properties style:font-name="Courie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5</text:p>
      <text:p text:style-name="P1">Our Work</text:p>
      <text:p text:style-name="P4"><text:tab/>A general sketch of our work is as follows. We create a 2D coordinate space 9999x9999 units in size. We read in data about individual bodies from the input file that is passed in as a command line argument. The bodies are read into an array and then distributed among the MPI processes. The processes then build a quad tree data structure with the bodies that they are given. Once the tree is built each process the process will calculate the change in velocity for each of its bodies. This information as well as the resulting change in position is broadcast to the other processes upon completion. We used the code that was provided for us as the foundation for our algorithm to calculate change in velocity and position. After all the new values are computed each process rebuilds its quad tree structure from scratch based of the new data for its bodies. This sequence occurs for <text:span text:style-name="T5">n</text:span><text:span text:style-name="T2"> iterations. The state of the bodies at the </text:span><text:span text:style-name="T6">n</text:span><text:span text:style-name="T2">th iteration is written to the output text file that is specified in the executable's command line arguments.</text:span></text:p>
      <text:p text:style-name="P4"/>
      <text:p text:style-name="P1">Testing Methodology</text:p>
      <text:p text:style-name="P4"><text:tab/>Test sets can be created using the genBodies executable in the following way:</text:p>
      <text:p text:style-name="P9"><text:tab/><text:tab/>./genBodies 1000000 &gt; test_set.txt</text:p>
      <text:p text:style-name="P10">This will create a file called test_set.txt with a million bodies and set values for their position, mass, and velocity. Mass is <text:s/>assigned a random value between 1 and 3, velocity is initialized to zero and the bodies position coordinates will be assigned randomly within the maximum boundaries specified in the assignment. </text:p>
      <text:p text:style-name="P10"/>
      <text:p text:style-name="P10"><text:tab/>The executable itself requires four parameters.</text:p>
      <text:p text:style-name="P10"><text:tab/><text:tab/><text:span text:style-name="T3">./barneshut [iterations] [timestep] [input_file] [output_file]</text:span></text:p>
      <text:p text:style-name="P10">as specified in the assignment guidelines.</text:p>
      <text:p text:style-name="P3"/>
      <text:p text:style-name="P1">Correctness</text:p>
      <text:p text:style-name="P3"><text:tab/>Our correctness is based on a straightforward sequential implementation of the Barnes-Hut algorithm thats follows all of the guidelines provided. After verifying the correctness of our sequential algorithm we felt more confident matching the results from our MPI implementation with our sequential code results than we did matching it with the test results that were shared with the class. We decided this for two reasons. First, the initial test results provided were incorrect. Second, the next set of test results that were provided did not assure us of a correct implementation, as did our own. They did not provide any implementation details or parameters used while testing. There was some discrepancy about what values would be used for softening and dampening parameters and because of this we felt that we required all details about tests being run before they could be validated. <text:s/>Thus we feel that the results we present are correct given the project requirements and code provided to us. <text:s/></text:p>
      <text:p text:style-name="P3"/>
      <text:p text:style-name="P6">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4-01T14:57:43</dc:date>
    <meta:editing-cycles>19</meta:editing-cycles>
    <meta:editing-duration>PT7H52M25S</meta:editing-duration>
    <meta:user-defined meta:name="Info 1"/>
    <meta:user-defined meta:name="Info 2"/>
    <meta:user-defined meta:name="Info 3"/>
    <meta:user-defined meta:name="Info 4"/>
    <meta:document-statistic meta:table-count="0" meta:image-count="0" meta:object-count="0" meta:page-count="1" meta:paragraph-count="16" meta:word-count="450" meta:character-count="2738"/>
  </office:meta>
</office:document-meta>
</file>